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ehistun" svg:font-family="Behistun"/>
    <style:font-face style:name="Lohit Hindi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Avestamanus" svg:font-family="Avestamanus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  <style:text-properties style:font-name="Avestamanus" fo:font-size="16pt" style:font-size-asian="16pt" style:font-name-complex="Avestamanus" style:font-size-complex="16pt"/>
    </style:style>
    <style:style style:name="P2" style:family="paragraph" style:parent-style-name="Preformatted_20_Text">
      <style:paragraph-properties fo:text-align="end" style:justify-single-word="false" style:writing-mode="rl-tb"/>
      <style:text-properties style:font-name="Avestamanus" fo:font-size="16pt" style:font-size-asian="16pt" style:font-name-complex="Avestamanus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𐬬𐬌𐬱· 𐬀𐬞𐬄𐬨· 𐬌𐬜𐬀· 𐬞𐬀𐬙𐬆𐬧𐬙𐬎· 𐬬𐬍𐬛𐬀𐬉𐬎𐬎𐬃𐬢𐬵𐬋· 𐬬𐬍𐬛𐬀𐬉𐬎𐬎𐬀𐬌𐬌𐬋· 𐬬𐬀𐬢𐬵𐬎𐬱· 𐬯𐬭𐬋𐬱𐬋· 𐬨𐬌𐬙𐬀𐬌𐬌𐬀𐬙𐬁· 𐬀𐬴𐬌𐬱· 𐬬𐬀𐬢𐬵𐬈· 𐬌𐬜𐬀· 𐬨𐬌𐬚𐬀𐬥𐬀𐬙𐬎· 𐬀𐬴𐬌𐬱· 𐬬𐬀𐬢𐬵𐬈· 𐬭𐬁𐬌𐬌𐬀𐬝· 𐬌𐬜𐬀· 𐬎𐬞𐬀· 𐬌𐬨𐬀𐬝· 𐬥𐬨𐬁𐬥𐬆𐬨· 𐬪𐬀𐬝· 𐬁𐬵𐬍𐬌𐬭𐬌· 𐬪𐬀𐬝· 𐬵𐬀𐬋𐬨𐬀𐬵𐬈· 𐬀𐬴𐬀𐬎𐬎𐬀𐬰𐬀𐬢𐬵𐬋· 𐬟𐬭𐬀𐬙𐬨𐬗𐬌𐬝· 𐬙𐬉· 𐬵𐬀𐬎𐬎𐬀𐬥𐬆𐬨· 𐬬𐬀𐬗𐬀· 𐬎𐬞𐬀· 𐬎𐬞𐬀𐬀𐬋𐬨𐬌· 𐬵𐬎𐬑𐬭𐬀𐬙𐬎𐬎𐬋· 𐬪𐬋· 𐬄𐬯𐬎𐬱· 𐬵𐬀𐬧𐬔𐬇𐬎𐬭𐬎𐬎𐬀𐬌𐬌𐬈𐬌𐬙𐬌· </text:p>
      <text:p text:style-name="P1">𐬎𐬞𐬀𐬨𐬗𐬌𐬝· 𐬙𐬇· 𐬵𐬀𐬎𐬎𐬀𐬥𐬆𐬨· 𐬬𐬀𐬗𐬀· 𐬎𐬞𐬀·𐬯𐬙𐬀𐬊𐬨𐬌· 𐬵𐬎𐬑𐬭𐬀𐬙𐬀𐬎𐬎𐬋· 𐬪𐬨𐬌· 𐬥𐬌𐬖𐬥𐬈· 𐬥𐬀· 𐬀𐬋𐬘𐬀𐬢𐬵𐬀· 𐬯𐬙𐬀𐬋𐬨𐬌· 𐬨𐬀𐬉𐬖𐬆𐬨𐬗𐬀· 𐬬𐬁𐬭𐬆𐬨𐬗𐬀· 𐬪𐬁·𐬙𐬉· 𐬐𐬆𐬵𐬭𐬞𐬆𐬨· 𐬬𐬀𐬑𐬌𐬌𐬀𐬙𐬋· </text:p>
      <text:p text:style-name="P1">𐬠𐬀𐬱𐬥𐬎𐬱· 𐬞𐬀𐬌𐬙𐬌· 𐬔𐬀𐬌𐬭𐬌𐬥𐬄𐬨· 𐬯𐬙𐬀𐬋𐬨𐬌· 𐬔𐬀𐬭𐬀𐬌𐬌𐬋· 𐬠𐬆𐬭𐬆𐬰𐬀𐬧𐬙𐬋· 𐬫𐬀𐬚𐬭𐬀· 𐬵𐬀𐬋𐬨𐬀· </text:p>
      <text:p text:style-name="P1">𐬎𐬭𐬍𐬭𐬎𐬜𐬎· 𐬯𐬙𐬀𐬋𐬨𐬌· 𐬰𐬄𐬨· 𐬞𐬆𐬭𐬆𐬚𐬡𐬍𐬨· 𐬞𐬀𐬚𐬀𐬥𐬄𐬨· 𐬬𐬆𐬭𐬆𐬰𐬌𐬌· 𐬀𐬢𐬵𐬎𐬎𐬄𐬨· 𐬓𐬁𐬞𐬀𐬭𐬄𐬨· </text:p>
      <text:p text:style-name="P1">𐬠𐬀𐬚𐬭𐬍𐬨· 𐬙𐬉· 𐬵𐬀𐬋· 𐬀𐬴𐬁𐬎𐬨· 𐬯𐬙𐬀𐬋𐬨𐬌· 𐬰𐬆𐬨𐬋· 𐬪𐬀𐬚𐬀· 𐬭𐬀𐬋𐬜𐬈· 𐬵𐬎𐬠𐬀𐬋𐬌𐬜𐬌𐬱· 𐬀𐬎𐬭𐬎𐬎𐬋· 𐬗𐬀𐬭𐬁𐬥𐬆𐬨· 𐬎𐬙𐬀· 𐬰𐬛𐬃· 𐬵𐬎𐬭𐬎𐬚· 𐬵𐬀𐬋· 𐬭𐬀𐬋𐬯𐬈· 𐬔𐬀𐬭𐬀· 𐬞𐬀𐬌𐬙𐬌· 𐬎𐬙𐬀· </text:p>
      <text:p text:style-name="P1">𐬟𐬭𐬁𐬜𐬀𐬉· 𐬬𐬌𐬱· 𐬞𐬀𐬚𐬀· 𐬵𐬀𐬌𐬚𐬍𐬨𐬗𐬀· 𐬀𐬴𐬈· 𐬑𐬃· 𐬈· 𐬬𐬀𐬭𐬆𐬜𐬀𐬌𐬌𐬀𐬢𐬎𐬵𐬀· 𐬨𐬀𐬥𐬀· 𐬬𐬀𐬗𐬀𐬼 𐬬𐬍𐬍𐬯𐬗𐬀· 𐬞𐬀𐬌𐬙𐬌· 𐬬𐬀𐬭𐬆𐬘𐬍𐬱· 𐬬𐬍𐬇𐬯𐬗𐬀· 𐬞𐬀𐬌𐬙𐬌· 𐬟𐬭𐬀𐬀𐬖𐬇· 𐬬𐬍𐬯𐬞𐬇𐬯𐬗𐬀· 𐬞𐬀𐬌𐬙𐬌· 𐬟𐬭𐬀𐬎𐬎𐬁𐬱𐬇𐬼 𐬬𐬌𐬯𐬞𐬇𐬯𐬗𐬀· 𐬞𐬀𐬌𐬙𐬌· 𐬬𐬀𐬭𐬆𐬘𐬍𐬱· 𐬬𐬌𐬯𐬞𐬇𐬯𐬗𐬀· 𐬞𐬀𐬌𐬙𐬌· 𐬟𐬭𐬀𐬀𐬖𐬇· </text:p>
      <text:p text:style-name="P1">𐬬𐬍𐬇𐬯𐬗𐬀· 𐬞𐬀𐬌𐬙𐬌· 𐬟𐬭𐬀𐬎𐬎𐬁𐬱𐬇𐬼</text:p>
      <text:p text:style-name="P1">𐬵𐬀𐬋𐬨𐬋· 𐬎𐬑𐬌𐬌𐬈𐬌𐬙𐬈· 𐬯𐬙𐬀𐬎𐬎𐬀𐬥𐬋· 𐬀𐬚𐬀· 𐬥𐬁· 𐬪𐬋· 𐬛𐬆𐬨· 𐬀𐬋𐬌𐬙𐬌· 𐬬𐬆𐬭𐬆𐬚𐬭𐬀𐬘𐬎𐬀𐬭𐬋· 𐬠𐬎𐬎𐬀𐬌𐬙𐬌· 𐬥𐬌𐬙𐬆𐬗𐬌𐬝· 𐬵𐬀𐬋𐬨𐬀· 𐬵𐬎𐬌𐬙𐬌𐬱· 𐬥𐬌𐬙𐬆𐬗𐬌𐬝· 𐬵𐬀𐬋𐬨𐬀· 𐬍𐬌𐬙𐬌𐬱· 𐬥𐬆𐬙𐬆𐬨𐬀𐬗𐬌𐬝· </text:p>
      <text:p text:style-name="P1">𐬵𐬀𐬋· 𐬓𐬀𐬭𐬆𐬌𐬙𐬌𐬱· 𐬵𐬀𐬰𐬀𐬢𐬭𐬀𐬖𐬥𐬌𐬌𐬁𐬌· 𐬀𐬌· 𐬛𐬀𐬉𐬎𐬎𐬀𐬥𐬄𐬨· 𐬥𐬀𐬯𐬌𐬌𐬈𐬌𐬙𐬈· 𐬵𐬀𐬭𐬀· 𐬟𐬭𐬁· </text:p>
      <text:p text:style-name="P1">𐬐𐬆𐬭𐬆𐬀· 𐬨𐬀𐬝· 𐬵𐬀𐬗𐬀· 𐬥𐬨𐬁𐬥𐬁𐬝· 𐬁𐬵𐬌𐬙𐬌𐬱· 𐬪𐬀𐬭𐬀· 𐬠𐬁𐬜𐬀· 𐬎𐬞𐬁· 𐬰𐬀𐬌𐬙𐬈· 𐬪𐬀𐬭𐬀· 𐬠𐬁𐬜𐬀· 𐬎𐬞𐬀·𐬀𐬋𐬌𐬙𐬌· 𐬵𐬀𐬋𐬈· 𐬠𐬀𐬉𐬰𐬌𐬌𐬈𐬵𐬈· 𐬗𐬌𐬚𐬭𐬆𐬨· 𐬛𐬀𐬯𐬎𐬎𐬀𐬭𐬆· 𐬠𐬀𐬉𐬰𐬆𐬨· 𐬈· 𐬬𐬍𐬯𐬈· 𐬎𐬙𐬀· 𐬨𐬀𐬉𐬚𐬀𐬥𐬆𐬨· 𐬬𐬍𐬯𐬞𐬈· 𐬰𐬍· 𐬀𐬦𐬌𐬌𐬉· 𐬌𐬜𐬃𐬢𐬵𐬋· 𐬀𐬉𐬱𐬨𐬀· 𐬵𐬀𐬗𐬌𐬧𐬙𐬌· 𐬭𐬎𐬎𐬍𐬛𐬭𐬎𐬎𐬋· 𐬁𐬀𐬝· 𐬵𐬋· 𐬪𐬋· 𐬵𐬀𐬋𐬨𐬈· 𐬨𐬀𐬜𐬋· 𐬀· 𐬵𐬀𐬗𐬀𐬌𐬙𐬌· 𐬎𐬭𐬎𐬎𐬁𐬯𐬥𐬀· 𐬭𐬆𐬧𐬘𐬀𐬌𐬙𐬈· 𐬵𐬀𐬋𐬨𐬀𐬵𐬈· 𐬨𐬀𐬜𐬋·</text:p>
      <text:p text:style-name="P1">𐬪𐬋· 𐬪𐬀𐬚𐬀· 𐬞𐬎𐬚𐬭𐬆𐬨· 𐬙𐬀𐬎𐬭𐬎𐬥𐬆𐬨· 𐬵𐬀𐬋𐬨𐬆𐬨· 𐬬𐬀𐬧𐬛𐬍𐬙𐬀· 𐬱𐬌𐬌𐬋· 𐬟𐬭𐬁· 𐬁𐬠𐬌𐬌𐬋· 𐬙𐬀𐬥𐬎𐬠𐬌𐬌𐬋·</text:p>
      <text:p text:style-name="P1">𐬵𐬀𐬋𐬨𐬋· 𐬬𐬍𐬯𐬀𐬌𐬙𐬌· 𐬠𐬀𐬉𐬰𐬁𐬌· 𐬵𐬀𐬊𐬨𐬀· 𐬛𐬀𐬰𐬛𐬈·𐬨𐬉· 𐬠𐬀𐬉𐬰𐬀𐬥𐬄𐬨· 𐬪𐬁𐬠𐬌𐬌𐬋· 𐬈· </text:p>
      <text:p text:style-name="P1">𐬠𐬀𐬉𐬰𐬀𐬜𐬃· 𐬵𐬀𐬋· 𐬛𐬀𐬰𐬛𐬈·𐬨𐬉· 𐬬𐬁𐬭𐬆𐬚𐬭𐬀𐬖𐬥𐬌𐬥𐬄𐬨· 𐬪𐬁𐬠𐬌𐬌𐬋· 𐬈· 𐬬𐬆𐬭𐬆𐬭𐬀·𐬙𐬀𐬎𐬭𐬎𐬎𐬃· 𐬟𐬭𐬁·𐬙𐬉· 𐬬𐬍𐬯𐬁𐬌· 𐬎𐬭𐬎𐬎𐬀𐬚𐬋· 𐬯𐬙𐬀𐬋𐬙𐬀· 𐬎𐬭𐬎𐬎𐬀𐬚𐬆𐬨· 𐬀𐬋𐬙𐬁𐬭𐬆𐬨· 𐬬𐬀𐬢𐬵𐬀𐬢𐬵𐬆𐬨· 𐬛𐬀𐬛𐬋· 𐬀𐬋𐬑𐬙𐬀· 𐬎𐬭𐬋· 𐬨𐬀𐬰𐬛𐬃· 𐬪𐬀𐬀· 𐬀𐬴𐬆𐬨· 𐬪𐬀𐬝· 𐬬𐬌𐬆𐬨· 𐬀𐬎𐬭𐬎𐬎𐬀𐬧𐬙𐬆𐬨· 𐬡𐬁·</text:p>
      <text:p text:style-name="P1">𐬛𐬁𐬜𐬁𐬙𐬆𐬨· 𐬠𐬀𐬖𐬋· 𐬙𐬀𐬙𐬀𐬝· 𐬵𐬎𐬎𐬁𐬞𐬃· 𐬀𐬎𐬭𐬎𐬎𐬀𐬧𐬙𐬆𐬨· 𐬡𐬁· 𐬛𐬁𐬜𐬁𐬙𐬆𐬨· 𐬠𐬀𐬖𐬋·</text:p>
      <text:p text:style-name="P1">𐬥𐬌𐬛𐬀𐬀𐬝· 𐬵𐬎𐬎𐬁𐬞𐬃· 𐬵𐬀𐬭𐬀𐬌𐬚𐬌𐬌𐬋· 𐬞𐬀𐬌𐬙𐬌· 𐬠𐬀𐬰𐬌𐬌𐬃· 𐬁𐬀𐬝· 𐬚𐬡𐬁· 𐬀𐬭𐬀· 𐬯𐬞𐬆𐬧𐬙𐬀·</text:p>
      <text:p text:style-name="P1">𐬟𐬭𐬀𐬛𐬀𐬑𐬀· 𐬨𐬆𐬭𐬆𐬖𐬀· 𐬬𐬍𐬲𐬎𐬎𐬀𐬧𐬗𐬀· 𐬬𐬍·𐬠𐬀𐬥· 𐬀𐬋𐬎𐬌· 𐬌𐬙𐬀· 𐬎𐬞𐬀𐬉𐬌𐬭𐬌·𐬯𐬀𐬉𐬥𐬀· 𐬀𐬋𐬌· 𐬯𐬙𐬀𐬉𐬭𐬀· 𐬀𐬉𐬭𐬋·𐬯𐬁𐬭𐬀· 𐬀𐬋𐬌· 𐬐𐬎𐬯𐬭𐬁𐬜𐬀· 𐬐𐬎𐬯𐬭𐬋·𐬞𐬀𐬙𐬁𐬜𐬀· 𐬀𐬋𐬌· 𐬞𐬀𐬡𐬭𐬁𐬥𐬀· 𐬬𐬌𐬱𐬞𐬀𐬀· 𐬀𐬋𐬌· 𐬯𐬞𐬌𐬙𐬀· 𐬔𐬀𐬊𐬥𐬀· 𐬔𐬀𐬌𐬭𐬌· 𐬁𐬀𐬝· 𐬁𐬵𐬎𐬎𐬀· 𐬞𐬀𐬎𐬭𐬎𐬎𐬀𐬙𐬁𐬵𐬎𐬎𐬀· 𐬞𐬀𐬎𐬭𐬎·𐬯𐬀𐬜𐬋· </text:p>
      <text:p text:style-name="P1">𐬬𐬍𐬭𐬀𐬋𐬜𐬈· 𐬵𐬀𐬋𐬨𐬋· 𐬔𐬀𐬋𐬨𐬀· 𐬰𐬀𐬌𐬭𐬌·𐬔𐬀𐬋𐬥𐬋· 𐬁𐬙𐬉· 𐬠𐬀𐬉𐬰𐬀· 𐬌𐬭𐬍𐬭𐬌𐬚𐬀𐬭𐬆· 𐬬𐬀𐬢𐬵𐬎𐬱· <text:soft-page-break/>𐬥𐬀𐬢𐬵𐬋· 𐬌𐬌𐬁𐬠𐬌𐬌𐬋· 𐬁𐬀𐬝· 𐬨𐬉· 𐬈· 𐬛𐬎𐬱𐬯𐬀𐬢𐬵𐬈· 𐬞𐬀𐬭𐬁𐬗𐬀· 𐬬𐬀𐬉𐬞𐬀𐬌𐬌𐬀· 𐬥𐬋· 𐬁𐬀𐬝· 𐬈· 𐬥𐬍· 𐬥𐬋·𐬥𐬋· 𐬪𐬋· 𐬨𐬉· 𐬛𐬎𐬱𐬯𐬀𐬢𐬵𐬋· 𐬵𐬌𐬀𐬌𐬙𐬌· 𐬥𐬆𐬨𐬋· 𐬵𐬀𐬋𐬨𐬁𐬌· 𐬪𐬀𐬝· </text:p>
      <text:p text:style-name="P1">𐬐𐬆𐬥𐬀𐬋𐬌𐬙𐬌· 𐬛𐬭𐬌𐬖𐬀𐬋𐬱· 𐬵𐬀𐬎𐬎𐬀𐬝·𐬯𐬋· 𐬥𐬋· 𐬪𐬀𐬚𐬀· 𐬭𐬀𐬉𐬎𐬎𐬀𐬆𐬨· 𐬈𐬗𐬌𐬝· 𐬥𐬆𐬨𐬋· 𐬵𐬀𐬋𐬨𐬁𐬌· 𐬪𐬀𐬝· 𐬐𐬆𐬭𐬆𐬥𐬀𐬋𐬌𐬙𐬌· 𐬛𐬭𐬌𐬖𐬀𐬋𐬱· 𐬵𐬀𐬎𐬎𐬀𐬝·𐬨𐬀𐬯𐬋· 𐬨𐬀𐬥𐬋· 𐬫𐬀𐬝· 𐬎𐬯𐬥𐬄𐬨· 𐬀𐬉𐬌𐬙𐬌· 𐬬𐬍𐬌𐬛𐬌𐬌𐬁· 𐬞𐬀𐬎𐬭𐬎·</text:p>
      <text:p text:style-name="P1">𐬥𐬀𐬭𐬆𐬨· 𐬙𐬏𐬨· 𐬐𐬆𐬭𐬆𐬥𐬍𐬱𐬌· 𐬯𐬞𐬀𐬌𐬦𐬌𐬌𐬀𐬢𐬵𐬌𐬨· 𐬗𐬌𐬌𐬎𐬎𐬀· 𐬀𐬭𐬆𐬨· 𐬪𐬀𐬯𐬆·𐬙𐬉· 𐬠𐬁𐬜𐬀· 𐬵𐬀𐬋𐬨𐬀· 𐬰𐬁𐬌𐬭𐬈· 𐬔𐬀𐬎𐬎𐬀· 𐬌𐬭𐬆𐬀𐬵𐬈· 𐬠𐬀𐬑𐬌𐬙𐬌· 𐬨𐬁·𐬨𐬉· 𐬪𐬀𐬚𐬀· 𐬔𐬁𐬎𐬱· 𐬛𐬭𐬀𐬟𐬱𐬋· 𐬎𐬯𐬌𐬙𐬋· </text:p>
      <text:p text:style-name="P1">𐬬𐬁𐬭𐬆 𐬗𐬀𐬌𐬭𐬈· 𐬟𐬭𐬀· 𐬟𐬭𐬀𐬌𐬌𐬧𐬙𐬎· 𐬙𐬉· 𐬜𐬋· 𐬬𐬀𐬰𐬌· 𐬁𐬢𐬎𐬵𐬃𐬢𐬵𐬋· 𐬘𐬀𐬯𐬆𐬧𐬙𐬎· 𐬞𐬀𐬌𐬭𐬌·𐬙𐬉· 𐬵𐬀𐬋· 𐬀𐬴𐬁𐬎𐬨· 𐬀𐬴𐬀𐬎𐬎𐬁𐬰𐬋· 𐬛𐬀𐬜𐬄𐬨𐬌· 𐬌𐬨𐬄𐬨· 𐬙𐬀𐬥𐬍𐬨· 𐬫𐬁· 𐬨𐬉· 𐬬𐬀𐬉𐬥𐬀𐬌𐬙𐬈· 𐬵𐬎𐬭𐬀𐬊𐬜𐬀· 𐬀𐬎𐬎𐬀𐬢𐬵𐬆𐬭𐬆𐬰𐬁𐬨𐬌· 𐬘𐬀𐬦𐬌𐬌𐬋𐬌𐬱· 𐬍𐬥𐬄𐬨· 𐬨𐬀𐬌𐬭𐬌𐬌𐬀𐬌𐬌𐬃· 𐬆𐬎𐬎𐬍𐬙𐬋· 𐬀𐬭𐬆𐬜𐬀𐬌𐬌𐬃· 𐬫𐬁· 𐬨𐬀𐬌𐬦𐬌𐬌𐬈𐬌𐬧𐬙𐬈· 𐬛𐬀𐬎𐬎𐬀𐬌𐬌𐬈𐬌𐬧𐬙𐬈· 𐬁𐬚𐬭𐬀𐬎𐬎𐬀𐬥𐬆𐬨𐬗𐬀· 𐬵𐬀𐬋𐬨𐬆𐬨𐬗𐬀· 𐬵𐬁· 𐬪𐬁· 𐬛𐬀𐬞𐬙𐬀· 𐬀𐬞𐬀𐬥𐬀𐬯𐬌𐬌𐬈𐬌𐬙𐬌· 𐬪𐬁· 𐬙𐬀𐬝· 𐬪𐬀𐬝· 𐬵𐬀𐬋𐬈· 𐬛𐬭𐬀𐬋𐬥𐬋· 𐬥𐬌𐬔𐬀𐬋𐬢𐬵𐬆𐬧𐬙𐬌· 𐬥𐬌𐬱𐬵𐬀𐬜𐬀𐬌𐬙𐬈· 𐬥𐬋𐬌𐬝· 𐬙𐬄𐬨· 𐬁𐬭𐬀𐬎𐬎𐬀·𐬞𐬎𐬚𐬭𐬍𐬨· 𐬥𐬀𐬉𐬜𐬀· 𐬛𐬀𐬌· 𐬵𐬎𐬞𐬎𐬚𐬭𐬍𐬨· 𐬞𐬀𐬧𐬗𐬀𐬥𐬄𐬨· </text:p>
      <text:p text:style-name="P1">𐬨𐬌· 𐬞𐬀𐬧𐬗𐬀𐬥𐬄𐬨· 𐬥𐬋𐬌𐬝· 𐬨𐬌· 𐬵𐬎𐬨𐬀𐬙𐬀𐬵𐬈· 𐬨𐬌· 𐬛𐬎𐬱𐬙𐬀𐬵𐬈· 𐬥𐬋𐬌𐬝· 𐬨𐬌· 𐬵𐬍𐬙𐬀𐬵𐬈· 𐬨𐬌· 𐬛𐬎𐬲𐬍𐬙𐬀𐬵𐬈· 𐬥𐬋𐬌𐬝· 𐬨𐬌· 𐬵𐬎𐬎𐬀𐬭𐬆𐬀𐬵𐬈· 𐬨𐬌· 𐬛𐬎𐬲𐬎𐬎𐬀𐬭𐬆𐬀𐬵𐬈· 𐬥𐬋𐬌𐬝· 𐬨𐬌· 𐬯𐬭𐬀𐬋𐬵𐬈· 𐬨𐬌· 𐬀𐬯𐬭𐬎𐬋𐬌𐬱· 𐬥𐬋𐬌𐬝· 𐬨𐬌· 𐬀𐬴𐬀𐬋𐬥𐬋· 𐬨𐬌· 𐬛𐬭𐬎𐬎𐬀𐬙𐬋· 𐬥𐬋𐬌𐬝· 𐬨𐬌· 𐬀𐬝𐬗𐬌𐬝· 𐬀𐬩𐬁𐬝· 𐬪𐬀𐬚𐬀· 𐬀𐬞𐬆𐬨𐬆𐬨· 𐬦𐬌𐬎𐬎𐬃· 𐬀𐬢𐬵𐬀𐬝· 𐬥𐬌𐬎𐬎𐬁𐬌𐬙𐬌𐬱· 𐬁𐬀𐬝· 𐬀𐬋𐬑𐬙𐬀· 𐬰𐬀𐬭𐬀𐬚𐬎𐬭𐬋· 𐬥𐬆𐬨𐬋· 𐬵𐬀𐬋𐬨𐬁𐬌· 𐬰𐬛𐬀𐬜𐬁𐬙𐬁𐬌· 𐬬𐬀𐬢𐬵𐬎𐬱· 𐬵𐬀𐬋𐬨𐬋· 𐬨𐬀𐬰𐬛𐬀𐬜𐬁𐬙𐬋· <text:s/></text:p>
      <text:p text:style-name="P1">𐬥𐬆𐬨𐬋· 𐬵𐬀𐬋𐬨𐬁𐬌· 𐬬𐬍𐬈· 𐬵𐬀𐬋𐬨𐬀· 𐬎𐬞𐬀· 𐬋𐬨𐬌· 𐬪𐬀𐬝𐬗𐬌𐬝· 𐬠𐬀𐬭𐬆𐬱𐬥𐬎𐬱𐬎𐬎𐬀· 𐬔𐬀𐬌𐬭𐬌𐬥𐬄𐬨· 𐬪𐬀𐬝𐬗𐬌𐬝· 𐬘𐬄𐬟𐬥𐬎𐬎𐬎𐬀· 𐬭𐬀𐬊𐬥𐬄𐬨· 𐬪𐬀𐬉𐬗𐬌𐬝· 𐬄𐬰𐬎· 𐬛𐬀𐬭𐬆𐬙𐬃𐬢𐬵𐬋· 𐬘𐬀𐬌𐬥𐬌𐬥𐬄𐬨· <text:s/>𐬎𐬞𐬀· 𐬛𐬀𐬭𐬆𐬰𐬁𐬵𐬎· 𐬆𐬭𐬆𐬰𐬀𐬙𐬍𐬥𐬀· 𐬵𐬀𐬗𐬀· 𐬙𐬀𐬀· 𐬰𐬀𐬭𐬀𐬥𐬀𐬉𐬥𐬆𐬨· 𐬀𐬋𐬎𐬌𐬈· 𐬙𐬀𐬱𐬍· 𐬨𐬁·𐬙𐬉· 𐬥𐬆𐬭𐬈· 𐬰𐬆𐬨𐬈· 𐬞𐬀𐬌𐬙𐬌· 𐬌𐬈· 𐬭𐬀𐬉𐬎𐬎𐬀𐬧𐬙𐬋· 𐬀𐬭𐬆𐬘𐬈· 𐬌· 𐬯𐬆𐬙𐬉· 𐬵𐬀𐬋· 𐬔𐬁𐬃· 𐬌𐬨𐬃· 𐬵𐬆𐬧𐬙𐬌· 𐬀𐬋𐬋𐬌𐬌𐬋· 𐬌· 𐬵𐬆𐬧𐬙𐬌· 𐬗𐬍𐬗𐬀𐬱𐬁𐬥𐬃· 𐬌𐬨𐬈· 𐬵𐬆𐬧𐬙𐬌· 𐬀𐬎𐬑𐬜𐬀· 𐬬𐬁𐬗𐬋· 𐬛𐬁𐬯𐬌𐬥𐬌𐬱· 𐬬𐬁𐬚𐬭𐬀𐬖𐬥𐬌𐬱· 𐬞𐬀𐬌𐬙𐬌·𐬠𐬌𐬱𐬌𐬱· 𐬠𐬀𐬉𐬰𐬌𐬌𐬀· 𐬌· 𐬯𐬆𐬙𐬉𐬨𐬗𐬌𐬝· 𐬨𐬁𐬎𐬎𐬋𐬌𐬌𐬀· </text:p>
      <text:p text:style-name="P1">𐬟𐬭𐬀· 𐬟𐬭𐬀𐬌𐬌𐬀𐬧𐬙𐬎· 𐬙𐬉· 𐬜𐬋· 𐬭𐬀𐬋𐬑𐬱𐬥𐬀· 𐬟𐬭𐬀𐬌𐬌𐬀𐬧𐬙𐬎· 𐬙𐬉· 𐬨𐬀𐬜𐬋· 𐬭𐬀𐬧𐬘𐬌𐬌𐬋· 𐬬𐬀𐬰𐬀𐬌𐬙𐬈· 𐬨𐬀𐬜𐬋· 𐬬𐬁𐬭𐬆𐬚𐬭𐬀𐬖𐬥𐬌𐬱· 𐬵𐬆𐬧𐬙𐬆𐬨· 𐬁𐬀𐬋𐬌𐬙𐬌· 𐬵𐬀𐬚𐬭𐬀· 𐬀𐬥𐬀· 𐬔𐬁𐬡𐬌𐬌𐬀· 𐬬𐬀𐬗𐬀· 𐬔𐬀𐬎𐬎𐬈· 𐬥𐬆𐬨𐬋· 𐬔𐬀𐬎𐬎𐬈· 𐬥𐬆𐬨𐬋· 𐬔𐬀𐬎𐬎𐬈· 𐬎𐬑𐬜𐬆𐬨· 𐬔𐬀𐬎𐬎𐬈· 𐬬𐬆𐬭𐬆𐬚𐬭𐬆𐬨· 𐬔𐬀𐬎𐬎𐬈· 𐬓𐬀𐬚𐬆𐬨· 𐬔𐬀𐬎𐬎𐬈· 𐬬𐬀𐬯𐬙𐬨· 𐬔𐬀𐬎𐬎𐬉· 𐬬𐬆𐬰𐬌𐬌𐬁𐬙𐬄𐬨· 𐬙𐬄𐬨· 𐬥𐬇· 𐬓𐬀𐬭𐬆𐬚𐬁𐬌· 𐬟𐬱𐬌𐬌𐬋· 𐬵𐬀𐬋𐬨𐬆𐬨· 𐬰𐬁𐬌𐬭𐬍𐬨· </text:p>
      <text:p text:style-name="P1">𐬠𐬆𐬰𐬀𐬧𐬙𐬆𐬨· 𐬪𐬼 𐬵𐬀𐬊𐬨𐬆𐬨· 𐬟𐬭𐬁𐬱𐬨𐬍𐬨· 𐬟𐬭𐬁𐬛𐬀𐬝·𐬔𐬀𐬉𐬚𐬆𐬨· 𐬪𐬼 𐬵𐬀𐬋𐬨𐬆𐬨· 𐬛𐬍𐬭𐬀𐬋𐬱𐬆𐬨· 𐬪𐬼 𐬬𐬍𐬈· 𐬵𐬀𐬋· 𐬪𐬼 𐬰𐬀𐬭𐬀𐬚𐬎𐬭𐬈· 𐬯𐬞𐬌𐬙𐬁𐬈· 𐬌𐬜𐬀· 𐬀𐬴𐬀𐬋𐬥𐬋· 𐬀𐬴𐬍𐬨𐬗𐬀· 𐬟𐬭𐬀𐬎𐬎𐬀𐬴𐬍𐬨𐬗𐬀· 𐬪𐬼 𐬪𐬈𐬣𐬵𐬉· 𐬵𐬁𐬙𐬄𐬨·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ehistun" svg:font-family="Behistun"/>
    <style:font-face style:name="Lohit Hindi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Avestamanus" svg:font-family="Avestamanus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font-name-asian="Droid Sans Fallback" style:font-size-asian="10.5pt" style:language-asian="zh" style:country-asian="CN" style:font-name-complex="Lohit Hind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 New Roman" style:font-size-asian="12pt" style:font-name-complex="Lohit Hindi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 New Roman"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ehistun" fo:font-size="10pt" style:font-name-asian="Droid Sans Fallback1" style:font-size-asian="10pt" style:font-name-complex="Behistu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2-05T20:30:48</dc:date>
    <meta:generator>OpenOffice.org/3.2$Linux OpenOffice.org_project/320m12$Build-9483</meta:generator>
    <meta:editing-duration>PT10H24M53S</meta:editing-duration>
    <meta:editing-cycles>55</meta:editing-cycles>
    <meta:document-statistic meta:table-count="0" meta:image-count="0" meta:object-count="0" meta:page-count="2" meta:paragraph-count="24" meta:word-count="3640" meta:character-count="7099"/>
  </office:meta>
</office:document-meta>
</file>